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/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81457856" text:id="ct58145785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81452992" text:id="ct581452992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581454368" text:id="ct581454368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581365696" text:id="ct581365696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581453088" text:id="ct581453088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581448768" text:id="ct58144876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581443264" text:id="ct581443264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581457184" text:id="ct581457184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<text:change-start text:change-id="ct581452992"/></text:h>
      <text:p text:style-name="Standard">A <text:change-end text:change-id="ct581452992"/><text:change-start text:change-id="ct581454368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581454368"/><text:change-start text:change-id="ct581365696"/>One or more Working Notes form the basic for the next step, which is one or more Standard/TechNote pairs.</text:p>
      <text:h text:style-name="Heading_20_1" text:outline-level="1">Specified Sections<text:change-end text:change-id="ct581365696"/><text:change text:change-id="ct581453088"/><text:change-start text:change-id="ct581448768"/></text:h>
      <text:p text:style-name="Standard"><text:change-end text:change-id="ct581448768"/><text:change-start text:change-id="ct581443264"/>This is the usual sections for a Standard, to accumulate the Standard and Technical Note content in its eventual order.<text:change-end text:change-id="ct581443264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581457184"/><text:note text:id="ftn1" text:note-class="footnote"><text:note-citation>1</text:note-citation><text:note-body><text:p text:style-name="Footnote"><text:change-start text:change-id="ct581457856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81457856"/></text:p></text:note-body></text:note><text:change-end text:change-id="ct581457184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7010230593650350400" text:style-name="L1">
        <text:list-item>
          <text:p text:style-name="P14"><text:soft-page-break/>Lorem ipsum dolor sit amet, consectetur adipiscing elit. </text:p>
        </text:list-item>
        <text:list-item>
          <text:p text:style-name="P14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581403344" text:id="ct58140334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581398752" text:id="ct58139875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11065856" text:id="ct511065856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16" text:date-value="2013-02-06T22:27:44">2/6/2013</text:date></text:span></text:span></text:p>
            </text:deletion>
          </text:changed-region>
          <text:changed-region xml:id="ct56630192" text:id="ct56630192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581403344"/><text:change-start text:change-id="ct581398752"/><text:span text:style-name="Page_20_Number"><text:span text:style-name="MT2">3</text:span></text:span><text:change-end text:change-id="ct58139875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change text:change-id="ct511065856"/><text:change-start text:change-id="ct56630192"/><text:span text:style-name="Page_20_Number"><text:span text:style-name="MT2"><text:date style:data-style-name="N75" text:date-value="2013-02-06T22:27:44">Feb 6, 2013</text:date></text:span></text:span><text:change-end text:change-id="ct56630192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93680128" text:id="ct493680128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493676592" text:id="ct493676592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493680128"/>Working<text:change-end text:change-id="ct493680128"/><text:change text:change-id="ct493676592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27:44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493675536" text:id="ct493675536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493677696" text:id="ct493677696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648189024" text:id="ct648189024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2-06T22:27:44">2/6/2013</text:date></text:span></text:span></text:p>
            </text:deletion>
          </text:changed-region>
          <text:changed-region xml:id="ct581888896" text:id="ct581888896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493675536"/><text:change-start text:change-id="ct493677696"/><text:span text:style-name="Page_20_Number"><text:span text:style-name="MT2">3</text:span></text:span><text:change-end text:change-id="ct49367769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change text:change-id="ct648189024"/><text:change-start text:change-id="ct581888896"/><text:span text:style-name="Page_20_Number"><text:span text:style-name="MT4"><text:date style:data-style-name="N75" text:date-value="2013-02-06T22:27:44">Feb 6, 2013</text:date></text:span></text:span><text:change-end text:change-id="ct581888896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9</meta:editing-cycles>
    <meta:editing-duration>PT11H47M49S</meta:editing-duration>
    <meta:generator>OpenOffice.org/3.4.1$Unix OpenOffice.org_project/341m1$Build-9593</meta:generator>
    <dc:date>2013-02-06T22:27:43</dc:date>
    <dc:creator>Bob Jacobsen</dc:creator>
    <meta:document-statistic meta:table-count="1" meta:image-count="1" meta:object-count="0" meta:page-count="2" meta:paragraph-count="42" meta:word-count="472" meta:character-count="3252"/>
    <meta:user-defined meta:name="Info 1"/>
    <meta:user-defined meta:name="Info 2"/>
    <meta:user-defined meta:name="Info 3"/>
    <meta:user-defined meta:name="Info 4"/>
  </office:meta>
</office:document-meta>
</file>